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2" svg:font-family="'Times New Roman'" style:font-family-generic="roman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1.397cm" style:writing-mode="page"/>
      <style:text-properties style:use-window-font-color="true" style:text-outline="false" style:text-line-through-style="none" style:text-line-through-type="none" style:font-name="Times New Roman1" fo:font-size="6.5pt" fo:font-style="normal" fo:text-shadow="none" style:text-underline-style="none" fo:font-weight="bold" style:font-size-asian="6.5pt" style:font-style-asian="normal" style:font-weight-asian="bold" style:font-name-complex="Times New Roman1" style:font-size-complex="6.5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.397cm" style:writing-mode="page"/>
      <style:text-properties style:use-window-font-color="true" style:text-outline="false" style:text-line-through-style="none" style:text-line-through-type="none" style:font-name="Times New Roman1" fo:font-size="6.5pt" fo:font-style="normal" fo:text-shadow="none" style:text-underline-style="none" fo:font-weight="bold" style:font-size-asian="6.5pt" style:font-style-asian="normal" style:font-weight-asian="bold" style:font-name-complex="Times New Roman1" style:font-size-complex="6.5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.397cm" style:writing-mode="page"/>
      <style:text-properties style:use-window-font-color="true" style:text-outline="false" style:text-line-through-style="none" style:text-line-through-type="none" style:font-name="Times New Roman1" fo:font-size="6.5pt" fo:font-style="normal" fo:text-shadow="none" style:text-underline-style="none" fo:font-weight="bold" style:font-size-asian="6.5pt" style:font-style-asian="normal" style:font-weight-asian="bold" style:font-name-complex="Times New Roman1" style:font-size-complex="6.5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6.5pt" fo:font-style="normal" fo:text-shadow="none" style:text-underline-style="none" fo:font-weight="bold" style:font-size-asian="6.5pt" style:font-style-asian="normal" style:font-weight-asian="bold" style:font-name-complex="Times New Roman1" style:font-size-complex="6.5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Times New Roman1" fo:font-size="6.5pt" fo:font-style="normal" fo:text-shadow="none" style:text-underline-style="none" fo:font-weight="bold" style:font-size-asian="6.5pt" style:font-style-asian="normal" style:font-weight-asian="bold" style:font-name-complex="Times New Roman1" style:font-size-complex="6.5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Times New Roman1" fo:font-size="6.5pt" fo:font-style="normal" fo:text-shadow="none" style:text-underline-style="none" fo:font-weight="bold" style:font-size-asian="6.5pt" style:font-style-asian="normal" style:font-weight-asian="bold" style:font-name-complex="Times New Roman1" style:font-size-complex="6.5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.466cm" style:writing-mode="page"/>
      <style:text-properties style:use-window-font-color="true" style:text-outline="false" style:text-line-through-style="none" style:text-line-through-type="none" style:font-name="Times New Roman1" fo:font-size="6.5pt" fo:font-style="normal" fo:text-shadow="none" style:text-underline-style="none" fo:font-weight="bold" style:font-size-asian="6.5pt" style:font-style-asian="normal" style:font-weight-asian="bold" style:font-name-complex="Times New Roman1" style:font-size-complex="6.5pt" style:font-style-complex="normal" style:font-weight-complex="bold"/>
    </style:style>
    <style:style style:name="ce1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6.5pt" fo:font-style="normal" fo:text-shadow="none" style:text-underline-style="none" fo:font-weight="normal" style:font-size-asian="6.5pt" style:font-style-asian="normal" style:font-weight-asian="normal" style:font-name-complex="Times New Roman" style:font-size-complex="6.5pt" style:font-style-complex="normal" style:font-weight-complex="normal"/>
    </style:style>
    <style:style style:name="T1" style:family="text">
      <style:text-properties style:use-window-font-color="true" style:font-name="Times New Roman" fo:font-size="6.5pt" fo:font-weight="bold" style:text-underline-style="none" style:text-underline-color="font-color" style:text-line-through-type="none" fo:font-style="normal" style:text-outline="false" fo:text-shadow="none" style:text-position="0% 100%" style:font-name-complex="Times New Roman" style:font-size-asian="6.5pt" style:font-size-complex="6.5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8"/>
        <table:table-column table:style-name="co1" table:default-cell-style-name="ce12"/>
        <table:table-row table:style-name="ro1">
          <table:table-cell table:style-name="ce1" office:value-type="string" calcext:value-type="string" table:number-columns-spanned="1" table:number-rows-spanned="3">
            <text:p><text:span text:style-name="T1">S.</text:span></text:p>
            <text:p><text:span text:style-name="T1">No.</text:span></text:p>
          </table:table-cell>
          <table:table-cell table:style-name="ce5" office:value-type="string" calcext:value-type="string" table:number-columns-spanned="1" table:number-rows-spanned="3">
            <text:p><text:span text:style-name="T1">State/UT</text:span></text:p>
          </table:table-cell>
          <table:table-cell table:style-name="ce9" office:value-type="string" calcext:value-type="string" table:number-columns-spanned="1" table:number-rows-spanned="3">
            <text:p><text:span text:style-name="T1">Total Doses</text:span></text:p>
          </table:table-cell>
        </table:table-row>
        <table:table-row table:style-name="ro1">
          <table:covered-table-cell table:style-name="ce2"/>
          <table:covered-table-cell table:style-name="ce6"/>
          <table:covered-table-cell table:style-name="ce10"/>
        </table:table-row>
        <table:table-row table:style-name="ro1">
          <table:covered-table-cell table:style-name="ce3"/>
          <table:covered-table-cell table:style-name="ce7"/>
          <table:covered-table-cell table:style-name="ce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A &amp; N Islands</text:span></text:p>
          </table:table-cell>
          <table:table-cell office:value-type="float" office:value="991263" calcext:value-type="float">
            <text:p>9,91,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Andhra Pradesh</text:span></text:p>
          </table:table-cell>
          <table:table-cell office:value-type="float" office:value="110955999" calcext:value-type="float">
            <text:p>11,09,55,9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Arunachal Pradesh</text:span></text:p>
          </table:table-cell>
          <table:table-cell office:value-type="float" office:value="1924516" calcext:value-type="float">
            <text:p>19,24,5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Assam</text:span></text:p>
          </table:table-cell>
          <table:table-cell office:value-type="float" office:value="50325140" calcext:value-type="float">
            <text:p>5,03,25,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Bihar</text:span></text:p>
          </table:table-cell>
          <table:table-cell office:value-type="float" office:value="157254683" calcext:value-type="float">
            <text:p>15,72,54,6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Chandigarh</text:span></text:p>
          </table:table-cell>
          <table:table-cell office:value-type="float" office:value="2286046" calcext:value-type="float">
            <text:p>22,86,0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Chhattisgarh</text:span></text:p>
          </table:table-cell>
          <table:table-cell office:value-type="float" office:value="49167348" calcext:value-type="float">
            <text:p>4,91,67,34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1">Dadra &amp; Nagar Haveli</text:span></text:p>
          </table:table-cell>
          <table:table-cell office:value-type="float" office:value="899628" calcext:value-type="float">
            <text:p>8,99,6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Daman &amp; Diu</text:span></text:p>
          </table:table-cell>
          <table:table-cell office:value-type="float" office:value="679988" calcext:value-type="float">
            <text:p>6,79,9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Delhi</text:span></text:p>
          </table:table-cell>
          <table:table-cell office:value-type="float" office:value="37398620" calcext:value-type="float">
            <text:p>3,73,98,6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Goa</text:span></text:p>
          </table:table-cell>
          <table:table-cell office:value-type="float" office:value="2874241" calcext:value-type="float">
            <text:p>28,74,2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Gujarat</text:span></text:p>
          </table:table-cell>
          <table:table-cell office:value-type="float" office:value="128074248" calcext:value-type="float">
            <text:p>12,80,74,2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Haryana</text:span></text:p>
          </table:table-cell>
          <table:table-cell office:value-type="float" office:value="45505958" calcext:value-type="float">
            <text:p>4,55,05,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Himachal Pradesh</text:span></text:p>
          </table:table-cell>
          <table:table-cell office:value-type="float" office:value="15321214" calcext:value-type="float">
            <text:p>1,53,21,2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Jammu &amp; Kashmir</text:span></text:p>
          </table:table-cell>
          <table:table-cell office:value-type="float" office:value="24781742" calcext:value-type="float">
            <text:p>2,47,81,7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1">Jharkhand</text:span></text:p>
          </table:table-cell>
          <table:table-cell office:value-type="float" office:value="43849561" calcext:value-type="float">
            <text:p>4,38,49,5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Karnataka</text:span></text:p>
          </table:table-cell>
          <table:table-cell office:value-type="float" office:value="122142115" calcext:value-type="float">
            <text:p>12,21,42,1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Kerala</text:span></text:p>
          </table:table-cell>
          <table:table-cell office:value-type="float" office:value="57499168" calcext:value-type="float">
            <text:p>5,74,99,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Ladakh</text:span></text:p>
          </table:table-cell>
          <table:table-cell office:value-type="float" office:value="567114" calcext:value-type="float">
            <text:p>5,67,1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Lakshadweep</text:span></text:p>
          </table:table-cell>
          <table:table-cell office:value-type="float" office:value="145150" calcext:value-type="float">
            <text:p>1,45,1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Madhya Pradesh</text:span></text:p>
          </table:table-cell>
          <table:table-cell office:value-type="float" office:value="133936962" calcext:value-type="float">
            <text:p>13,39,36,9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Maharashtra</text:span></text:p>
          </table:table-cell>
          <table:table-cell office:value-type="float" office:value="177924353" calcext:value-type="float">
            <text:p>17,79,24,3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Manipur</text:span></text:p>
          </table:table-cell>
          <table:table-cell office:value-type="float" office:value="3268706" calcext:value-type="float">
            <text:p>32,68,7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Meghalaya</text:span></text:p>
          </table:table-cell>
          <table:table-cell office:value-type="float" office:value="2625298" calcext:value-type="float">
            <text:p>26,25,2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Mizoram</text:span></text:p>
          </table:table-cell>
          <table:table-cell office:value-type="float" office:value="1793298" calcext:value-type="float">
            <text:p>17,93,2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Nagaland</text:span></text:p>
          </table:table-cell>
          <table:table-cell office:value-type="float" office:value="1739426" calcext:value-type="float">
            <text:p>17,39,4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Odisha</text:span></text:p>
          </table:table-cell>
          <table:table-cell office:value-type="float" office:value="81544680" calcext:value-type="float">
            <text:p>8,15,44,6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Puducherry</text:span></text:p>
          </table:table-cell>
          <table:table-cell office:value-type="float" office:value="2274059" calcext:value-type="float">
            <text:p>22,74,0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Punjab</text:span></text:p>
          </table:table-cell>
          <table:table-cell office:value-type="float" office:value="47039720" calcext:value-type="float">
            <text:p>4,70,39,7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Rajasthan</text:span></text:p>
          </table:table-cell>
          <table:table-cell office:value-type="float" office:value="115681188" calcext:value-type="float">
            <text:p>11,56,81,1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pan text:style-name="T1">Sikkim</text:span></text:p>
          </table:table-cell>
          <table:table-cell office:value-type="float" office:value="1360447" calcext:value-type="float">
            <text:p>13,60,4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pan text:style-name="T1">Tamil Nadu</text:span></text:p>
          </table:table-cell>
          <table:table-cell office:value-type="float" office:value="127512375" calcext:value-type="float">
            <text:p>12,75,12,3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pan text:style-name="T1">Telangana</text:span></text:p>
          </table:table-cell>
          <table:table-cell office:value-type="float" office:value="77548669" calcext:value-type="float">
            <text:p>7,75,48,6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pan text:style-name="T1">Tripura</text:span></text:p>
          </table:table-cell>
          <table:table-cell office:value-type="float" office:value="5918996" calcext:value-type="float">
            <text:p>59,18,9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pan text:style-name="T1">Uttar Pradesh</text:span></text:p>
          </table:table-cell>
          <table:table-cell office:value-type="float" office:value="392000541" calcext:value-type="float">
            <text:p>39,20,00,5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pan text:style-name="T1">Uttarakhand</text:span></text:p>
          </table:table-cell>
          <table:table-cell office:value-type="float" office:value="20130322" calcext:value-type="float">
            <text:p>2,01,30,32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pan text:style-name="T1">West Bengal</text:span></text:p>
          </table:table-cell>
          <table:table-cell office:value-type="float" office:value="156080902" calcext:value-type="float">
            <text:p>15,60,80,9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pan text:style-name="T1">Miscellaneous</text:span></text:p>
          </table:table-cell>
          <table:table-cell office:value-type="float" office:value="5295713" calcext:value-type="float">
            <text:p>52,95,7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2" svg:font-family="'Times New Roman'" style:font-family-generic="roman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6T14:23:35.008036133</meta:creation-date>
    <dc:date>2023-02-16T14:23:49.109638193</dc:date>
    <meta:editing-duration>PT14S</meta:editing-duration>
    <meta:editing-cycles>1</meta:editing-cycles>
    <meta:document-statistic meta:table-count="1" meta:cell-count="117" meta:object-count="0"/>
    <meta:generator>LibreOffice/6.4.7.2$Linux_X86_64 LibreOffice_project/40$Build-2</meta:generator>
  </office:meta>
</office:document-meta>
</file>